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9e44" officeooo:paragraph-rsid="00189e44"/>
    </style:style>
    <style:style style:name="P2" style:family="paragraph" style:parent-style-name="Standard">
      <style:text-properties officeooo:rsid="00189e44" officeooo:paragraph-rsid="00189e44"/>
    </style:style>
    <style:style style:name="T1" style:family="text">
      <style:text-properties officeooo:rsid="00189e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Is HTML website code or just a markup language?</text:p>
      <text:p text:style-name="Standard"/>
      <text:p text:style-name="P2">Its a markup language but web profesionals will call it “website code”.</text:p>
      <text:p text:style-name="Standard"/>
      <text:p text:style-name="Standard">2. Does HTML4.0 meet the XML standard?</text:p>
      <text:p text:style-name="Standard"/>
      <text:p text:style-name="P2">Yes it meets its standard.</text:p>
      <text:p text:style-name="Standard"/>
      <text:p text:style-name="Standard">3. What is the markup in a text?</text:p>
      <text:p text:style-name="Standard"/>
      <text:p text:style-name="P2">The markup its something that highlights things more important than the othe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9e44" officeooo:paragraph-rsid="00189e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itor Rodriguez Gallar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2:33:00.629000000</meta:creation-date>
    <dc:date>2021-09-28T12:44:12.425000000</dc:date>
    <meta:editing-duration>PT11S</meta:editing-duration>
    <meta:editing-cycles>1</meta:editing-cycles>
    <meta:document-statistic meta:table-count="0" meta:image-count="0" meta:object-count="0" meta:page-count="1" meta:paragraph-count="7" meta:word-count="57" meta:character-count="320" meta:non-whitespace-character-count="270"/>
    <meta:generator>LibreOffice/7.1.2.2$Windows_X86_64 LibreOffice_project/8a45595d069ef5570103caea1b71cc9d82b2aae4</meta:generator>
  </office:meta>
</office:document-meta>
</file>